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4-28T08:09:58.006464469</dc:date><text:p>HTML: &lt;meta name="changedby" content="Etherpad"&gt;</text:p></office:annotation>Remplissez le pad comme bon vous semble en expliquant le sujet d'écologie que vous avez eu<text:line-break/><text:line-break/><text:line-break/><text:line-break/>Sujet 1 : c'était un texte sur les espèces invasives. Des rats ont contaminé une île près de l'Australie, suite à un naufrage. Il faut  parler des espèces exotiques envahissantes, des réseaux trophique et tout et tout. <text:line-break/><text:line-break/><text:line-break/><text:line-break/>Sujet 3 : texte sur les loutres et leur réseau trophique. Texte qui explique la chaine alimentaire des loutres et pourquoi elles sont venus a disparaitre. Il fallait donc parler des cascades trophiques, producteurs primaires, consommateurs primaires, prédateurs primaires et secondaires. Et comment trouver une solution pour rétablir le réseau trophique correctement<text:line-break/><text:line-break/><text:line-break/><text:line-break/>Sujet 4: Texte  sur l'accumulation du PCB (un polluant) dans les réseaux trophiques, et plus particulièrement chez l'ours. Il faut  définir les notions de réseaux trophiques, de prédateur clé de voute, de pyramide de bioaccumulation. A expliquer également: l'écosystème marin (donc cycle de l'eau) . Il peut être intéressant de faire une ouverture sur les différents polluants existants et ouvrir sur de l'écologie du paysage.</text:p>
      <text:list xml:id="list5356897006991770991" text:style-name="L1">
        <text:list-item>
          <text:p text:style-name="P2"/>
        </text:list-item>
      </text:list>
      <text:p text:style-name="Text_20_body"><text:line-break/>Sujet 6 : texte sur l'étude des bouses de vache et de leurs populations de coléoptères. Plusieurs étapes de décomposition : coléoptères coprophages arrivent en grand nombre, puis les coléoptères carnivores arrivent et enfin les facteurs abiotiques et la température permettent la dégradation totale de la bous. Les questions sont d'expliquer l'écosystème et son fonctionnement , puis repositionner la bouse dans un écosystème plus large en tant que paysage. <text:line-break/>Il fallait étudier les successions écologique de la bouse en tant que micro-écosystème donc de parler des producteur primaire et secondaire dans la chaine détritique. Le faite que l'apparition des carnivores est du à la forte présence de producteur permettant de limiter leur population d'où leur stagnation. Ne pas oublier de dire que l'écosystème bous est une succession régressive vue que la bous est détruite à la fin. Ensuite, il faut parler du cycle de l'azote et replacer la bouse dedans. Finalement, on étudie le paysage d'une prairie pâturé en parlant de la bouse comme tache et la strate herbacée en tant que matrice.<text:line-break/><text:line-break/>Sujet 7 : c'était un schéma avec un réseau trophique. ça représentait une haie, ou un biotope, transition entre une forêt et une prairie. Du coup il fallait expliquer comment l'écosystème fonctionne les producteurs, consommateurs primaires et secondaires... parler des relations interspécifiques (prédation, parasitisme), du rôle des décomposeurs dans la chaîne et enfin parler de l'impact de l'Homme sur cet écosystème.<text:line-break/><text:line-break/>Sujet 8: j’ai été le premier à l’avoir, j’ai eu une courbe avec en ordonnée la quantité de cervidés (cerfs, caribou,..) et en abscisse les années entre 1905 et 1935. En 1905 il y avait extermination des prédateurs donc explosion démographique des cervidés  en 1925 puis leur quasi totale disparition entre 1925 et 1930 à cause de la compétition interne et l’incapacité du milieu et des végétaux à subvenir à leurs besoins.  Il y a une deuxième courbe qui démarre vers 1920 et montre l’évolution qu’aurait eu la population de cervidés si il y avait pas eu extermination des prédateurs. En 1920 est aussi écrit qu’il y a le premier jeune cervidés qui meurt (on suppose tue par ses parents à cause du stress de la surpopulation ou mort de faim).il est demandé d’analyser le graph, expliquer ce qu’il s’est passé, ce qu’il serait arrivé si on n’avait pas tué les prédateurs, et donner des résolutions au problème.<text:line-break/> Il fallait parler des relations intra et inter spécifique, bien montrer le cadre général et pas seulement la courbe, mettre en rapport avec le milieu (végétaux, prédateurs, humain,..). On a aucune info sur le milieu si ce n’est que c’est une zone en Arizona. Bien parler d’espece clé de voûte , bioalteration (homme tue prédateurs), s’aider du modèle proies prédateurs de lokta volterra (cours), pas oublier de définir écosystème biocénose et biotope au début (très important !), pas oublier les autres causes de la restriction des cervidés (végétaux qui disparaissent par surpâturage,..) et parler de la résilience du milieu par rapport au surpâturage.<text:line-break/>J<text:line-break/>sujet 11: je suis tombé sur la faune de la litière (tu t'es pas trop fais mal ?). J'avais un ensemble d'insectes de la litière avec leur nom dans un tableau et aussi leur régime alimentaire. Mes questions : réaliser une chaine alimentaire a partir de ce tableau (c'est la chaine détritique que on réalise!!!), il y a quoi a la base d'une chaine alimentaire (un producteur primare vivant!!!) et aussi le cycle des matières. Puis en question 2 il faut donner un exemple d'un autre réseau trophique et les caractéristiques principales d'un réseau trophique. Il faut faire un lien entre l'energie d'un ecosystème qui provient de la lumière et la chaine alimentaire de base puis chaine détritique. <text:line-break/> <text:line-break/>Sujet 15 : Le réchauffement climatique et ses effets sur la toundra. <text:line-break/><text:line-break/>Il s'agissait d'un article qui montre la production de CO2 par la toundra à cause du réchauffement climatique<text:line-break/><text:line-break/>J'ai parlé du cycle du carbone, de l'azote et ne pas oublier que la toundra (en condition froide) est le stade climax de ces régions du nord.<text:line-break/><text:line-break/>Parler de l'évolution de l'écosystème "toundra" avec une remontée de nos forêts tempérée vers le Nord dûe au réchauffement climatique<text:line-break/><text:line-break/>Révisez bien le cycle de l'azote, j'ai eu plein de questions dessus avec ce sujet!<text:line-break/><text:line-break/><text:line-break/>sujet 19 : texte sur le réchauffement climatique qui augmente la concentration du CO2 dans l'atmosphère et qui modifie la composition des végétaux et donc modifie les réseaux trophiques. il faut parler des notions d'écologies reliées ( réseaux trophique, valence écologique,...), penser à définir ce qu'est le réchauffement climatique  et donner un titre à l'article  Ne pas dire que les plantes finissent par être saturées en CO2 , elles continue de l'absorber tant que y en a c'est l'azote qui le facteur limitant. Solution: planter forêts (notion puit de carbone)<text:line-break/><text:line-break/><text:line-break/>Sujet 20 : Un lac des régions tropiques. <text:line-break/><text:line-break/>C'était un article d'un journal scientifique avec un questionnement sur la baisse du rendement de la pêche dans ce lac. Ne pas oublier que nous sommes en milieu tropicale donc monomictique car pas de variations de température : brassage se fait par le vent et l'évaporation des eaux de surface les plus chaudes. J'ai pas vraiment géré sur ce sujet donc je peux pas vraiment aider sur ce qu'il faut mettre mais la prof a voulu m'amener sur les successions écologiques, définition du bassin versant, comment l'auto recyclage se fait, qu'est ce qui pourrait baisser la présence des poissons. Bref un bon sujet où on peut parler de pleins de choses y compris la chaine détritique, les réseaux trophiques perturbés mais surtout tout ce qui concerne les milieux aquatiques lentiques. Bonne chance !<text:line-break/><text:line-break/><text:line-break/><text:line-break/>Sujet 21 : Texte sur les insectes pollinisateurs et en particulier sur la diminution du nombre de bourdons, du coup perte de diversité biologique chez les plantes et les insectes. Il faut parler de la dynamique des populations. Nombre de Bourdon qui diminue et donc qui pollinisent que certaines fleurs quand ils ne sont plus bcp. On peut parler aussi des services écosystémique rendus par les insectes.</text:p>
      <text:list xml:id="list8845889875642755048" text:style-name="L2">
        <text:list-item>
          <text:p text:style-name="P3"/>
        </text:list-item>
      </text:list>
      <text:p text:style-name="Text_20_body"><text:line-break/>Sujet 22 : Sujet de TD, les éléphant du parc de Hwange. Notions de niches écologiques, facteur limitant (eau pour éléphant), prédation et compétition. Note si vous passez avec vallod : LES LIONS NE MANGENT PAS LES ÉLÉPHANTS!<text:line-break/><text:line-break/><text:line-break/>Sujet 26 : une photo aérienne d'un paysage représentant un bassin versant avec un fleuve (et des parcelles cultivées + de la forêt + des haies) : il y avait une problématique sur des îles écologiques et sur la présences d'algues vertes à la sortie du fleuve.<text:line-break/><text:line-break/>Utiliser le vocabulaire du paysage, bien expliquer que les îles écologiques sont isolées, parler de l'eutrophisation. J'ai proposé des explications et des solutions. Mettre ca en lien avec le paysage. Elle a kiffé quand j'ai dit que parfois on pouvait ne pas intervenir (comme on avait vu en cours).<text:line-break/><text:line-break/>Sujet 27 :  1 tableau qui présente différents secteurs peuplés par des tortues en corse, dans chaque secteur on nous donne la densité de tortues, les activités humaines qui ont lieu sur ce secteur et l'agencement du paysage ( % d'herbe de buissons) et il faut dire quels sont les facteurs qui permettent un bon développement des tortues et expliquer en quoi l'activité humaine influence les peuplements de tortues. Donc bien parler de taches de corridor et de connectivité/fragmentation, attention aussi parler de l'accès à l'eau et au soleil des tortues.  Questions sur les stratégies K et ce qu'on pourrait installer dans le paysage pour permettre aux tortues d'améliorer leur peuplement.<text:line-break/><text:line-break/> Sujet 28 : ça parlait de la population de plusieurs espèces de papillons dans une végétation d'une pelouse calcicole. C'était un graphique/tableau sur la répartition des papillons selon la hauteur de végétation ,toutes les espèces vivent pas dans la même hauteur. Il fallait parler de l'influence de la hauteur de l'herbe sur la vie des espèces, et aussi  de l'influence de l'élevage sur la survie et le développement des papillons. Ya pas grand chose à dire : Parler de valence écologique, compétition intra-spécifique, les bouses du pâturage influencent tous les cycles +  impact sur le sol calcaire, bien choisir quel animal tu fais pâturer<text:line-break/><text:line-break/>Sujet 29: Iles écologiques et pérennité des populations<text:line-break/><text:line-break/>Quatre graphiques a interpréter au sujet des îles écologiques: taille de l’ile/taille de la population, isolement de l’ile/taille de la population, taille de la population/risque d’extinction et le dernier concerne aussi l’isolement il me semble mais avec une autre espèce. Sujet très axé écologie du paysage mais de nombreux liens a faire avec le s3.<text:line-break/><text:line-break/><text:line-break/><text:line-break/>Sujet 43: Les loutres disparues de la mer<text:line-break/><text:line-break/>Texte concernant les réseaux trophiques et plusieurs  perturbations. TRACER LE RÉSEAU TROPHIQUE AU TABLEAU ! Parler des réseaux trophiques avec les espèces présentes, compétition cohabitation niche écologique. Pêche + réchauffement climatique = perturbations. Développer un peu ces deux phénomènes.<text:line-break/>questions: Décrire Écosystème + Décrire et commenter réseaux trophiques + Parler De Ce Que l'on Pourrait Faire Pour Réintroduire Loutres<text:line-break/><text:line-break/><text:line-break/><text:line-break/> Sujet 46: La bouse de vache. Et là t'es heureux  !  Sujet sur la population de détritivores dans la bouse, il faut parler de l'écosystème, de la chaine détritique, du cycle du carbone, des stratégies des espèces décrites ... <text:line-break/><text:line-break/><text:line-break/><text:line-break/>Sujet 48 : graphique sur l evolution de la pop de cervidés (augmentation puis diminution) en  Arizona après l extinction  de ses prédateurs par l homme : parler de réseaux trophiques, dynamique de pop, prédation, compétition.....qs sur consequences de cette evo sur paysage +que peut faire l homme pour rehabiliter cervidés (qs prof sur mots clés utilisés pdt oral)<text:line-break/>8<text:line-break/><text:line-break/><text:line-break/>Sujet je sais plus combien : Long texte sur une steppe qui est perturbée car l’Homme met en place des cultures et introduit des chèvres et des brebis sur le territoire (alors qu’à la base y’a que des ongulés --&gt; chevaux surtout : ils permettent le renouvellement des plantes de la steppe --&gt; alors que les chèvres et les brebis entraine la disparition de ces plantes). Du coup il ne reste plus que des îlots de steppe et y’a beaucoup d’especes qui disparaissent (que ce soit des animaux ou des végétaux). Du coup on peut parler des éléments du paysage (matrice, tache,...) et des conséquences de la disparition des especes (baisse de stabilité du milieu, etc). Et après il faut dire ce qu’on pourrait faire pour changer les choses et préserver les espèces d’origine encore présentes dans les îlots .<text:line-break/><text:line-break/><text:line-break/><text:line-break/>Sujet 52 : 2 schémas : Contexte île en Norvège : 2 écosystèmes (terrestre et marin) avec chaîne trophique qui se relie à un moment fin genre y a des interactions style le renard est mangé par l’ours polaire qui fait parti de l’écosystème marin<text:line-break/><text:line-break/>Parler relation inter spécifique (prédation et compétition pour les ressources) + superpredateur et espèce clé de voûte pour renard -&gt; conséquences si renard disparaît ?<text:line-break/><text:line-break/>Contrôle top down et bottom up <text:line-break/><text:line-break/>Toundra : dire ce que c’est, quelles strates il y a dedans genre à quoi ça ressemble <text:line-break/><text:line-break/>pas bcp de trucs à dire sur le sujet en lui-même donc parler de trucs qui sont en rapport meme si on le voit pas sur le document<text:line-break/><text:line-break/><text:line-break/><text:line-break/>Sujet 53 : Invasion de l'Europe par un papillon qui attaque le Marronnier d'inde. Il affaiblit l'arbre donc mort de l'arbre au final. De plus le Marronnier d'Inde étant dans des parcs, il y a un impact sur la visuel (c'est vraiment pas beau et sensation d'être en automne alors qu'on est en plein été (démoralisant). ( Attention : le Marronnier d'inde se trouve dans les parcs donc ce n'est pas avec cette arbre qu'on fait la crème de marron, oui oui j'ai fait l'erreur... La crème de marron est faite avec de la châtaigne). <text:line-break/><text:line-break/>Question : <text:line-break/><text:line-break/>    - Replacer le contexte<text:line-break/><text:line-break/>    - Définir 3 notions d'écologie que nous avons utilisé lors de notre oral<text:line-break/><text:line-break/>    - Proposer des solutions. <text:line-break/><text:line-break/>    Penser a bien parler de la stratégie R : croissance exponentielle, grande valence écologie (tracez les courbes pendant votre oral ça vous permettra de tenir les 8 minutes). <text:line-break/><text:line-break/><text:line-break/><text:line-break/>    54 (je crois) : la fermeture des milieux avec un exemple prairie -&gt; foret, lisière, niche écologique, climax, strates...<text:line-break/><text:line-break/><text:line-break/><text:line-break/>Sujet 58 : Texte sur la savane au Brésil qui se fait absorber petit à petit par les cultures intensives de soja et les pâturages avec deux petites cartes pour illustrer la diminution de la part de savane par rapport à l'agrosystème. Notions de l'écologie du paysage (matrice, tâches, îlots, fragmentation,etc...). Baisse de biodiversité/résilience/hétérogéneité. Vous pouvez parler aussi du fait que l'espèce de graminée cultivée est une espèce<text:line-break/><text:line-break/><text:line-break/><text:line-break/><text:line-break/>Sujet 70 et 30 : introduction d’un nouveau prédateur dans un lac en Afrique (Lac Victoria avec la perche du Nil ?)perturbant l’ensemble du réseau trophique en place.<text:line-break/><text:line-break/>texte + schémas des réseaux avant et après l’introduction.  <text:line-break/><text:line-break/>Parler de l'écosystème forestier (on coupe les arbre de la foret du bassin versant du lac victoria pour faire sécher les filet de pêches), les sols sont sableux et vulnérable à l'érosion, donc les sédiments se déposent dans l'eau ce qui la rend trouble et limite la photosynthèse (et donc moins de producteurs primaires et baisse de toutes les biomasse du réseau trophique). </text:p>
      <text:list xml:id="list5849101184565723559" text:style-name="L3">
        <text:list-item>
          <text:p text:style-name="P4"/>
        </text:list-item>
      </text:list>
      <text:p text:style-name="Text_20_body"><text:line-break/>Questions : Définir paysage<text:line-break/>Rôle des haies bocagères<text:line-break/><text:line-break/>Pourquoi on parle d'îles écologique<text:line-break/><text:line-break/><text:line-break/>Sujet 66<text:line-break/>Thème : Écologie du paysage. Décrire une vue aérienne d'un paysage de type bocage. Bien connaître les notions d'îles écologiques : risque de disparition, espèces endémiques (présentes naturellement); consanguinité (terme valable pour les arbres!). Savoir expliquer le rôle des haies, leurs intérêts. Savoir définir la connectivité. Vocabulaire utile : ripisylve, cynégétique, zoochorie, anémochorie.<text:line-break/><text:line-break/>Je suis tombé sur l’augmentation du CO2 dans l’environnement et l’impact que ca a sur les insectes : <text:line-break/>Les pLe temps de capter de l’azote et perdent donc en valeur nutritionnelle ce qui force les insectes à manger plus et les chèvres qui ont des capacités d’ingestion limité se retrouve en carence (impact économique de l’agriculteur)<text:line-break/><text:line-break/>Il faut parler du cycle du carbone, des réseaux trophiques, des espèces clés de voûtes, et on peut dire que pour diminuer le taux de CO2 on peut planter des forêts qui agira comme un puit de carbone.<text:line-break/><text:line-break/>sujet 71 c'était des parties de cet article qu'il fallait analyser et décrire : <text:a xlink:type="simple" xlink:href="http://www.lemonde.fr/planete/article/2013/05/15/comment-une-truite-entraine-le-declin-des-wapitis-a-yellowstone_3231892_3244.html" text:style-name="Internet_20_link" text:visited-style-name="Visited_20_Internet_20_Link">http://www.lemonde.fr/planete/article/2013/05/15/comment-une-truite-entraine-le-declin-des-wapitis-a-yellowstone_3231892_3244.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line-height="120%"/>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line-height="120%"/>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line-height="120%"/>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line-height="120%"/>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fo:line-height="120%"/>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jet_Ecologie</dc:title>
    <meta:initial-creator>Etherpad</meta:initial-creator>
    <dc:creator>Etherpad</dc:creator>
    <meta:document-statistic meta:table-count="0" meta:image-count="0" meta:object-count="0" meta:page-count="1" meta:paragraph-count="7" meta:word-count="2528" meta:character-count="15627" meta:non-whitespace-character-count="12973"/>
    <meta:generator>LibreOffice/5.2.7.2$Linux_X86_64 LibreOffice_project/20m0$Build-2</meta:generator>
    <meta:user-defined meta:name=""/>
  </office:meta>
</office:document-meta>
</file>